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color="#000000"/>
    </style:style>
    <style:style style:name="P3" style:family="paragraph" style:parent-style-name="Heading_20_2">
      <style:text-properties fo:color="#000000"/>
    </style:style>
    <style:style style:name="P4" style:family="paragraph" style:parent-style-name="Text_20_body">
      <style:text-properties fo:color="#000000"/>
    </style:style>
    <style:style style:name="P5" style:family="paragraph" style:parent-style-name="Preformatted_20_Text">
      <style:text-properties fo:color="#000000"/>
    </style:style>
    <style:style style:name="P6" style:family="paragraph" style:parent-style-name="Heading_20_3">
      <style:text-properties fo:color="#000000"/>
    </style:style>
    <style:style style:name="T1" style:family="text">
      <style:text-properties fo:color="#f8f8f2"/>
    </style:style>
    <style:style style:name="T2" style:family="text">
      <style:text-properties fo:color="#ae81ff"/>
    </style:style>
    <style:style style:name="T3" style:family="text">
      <style:text-properties fo:color="#75715e"/>
    </style:style>
    <style:style style:name="T4" style:family="text">
      <style:text-properties fo:color="#f92672"/>
    </style:style>
    <style:style style:name="T5" style:family="text">
      <style:text-properties fo:color="#a6e22e"/>
    </style:style>
    <style:style style:name="T6" style:family="text">
      <style:text-properties fo:color="#e6db74"/>
    </style:style>
    <style:style style:name="T7"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Procs</text:h>
      <text:p text:style-name="Text_20_body"><text:span text:style-name="T7">Now that we have reviewed the basics of using methods that accept blocks, how can we write our own custom methods that utilize blocks? We'll need knowledge of </text:span><text:span text:style-name="Strong_20_Emphasis"><text:span text:style-name="T7">Procs</text:span></text:span><text:span text:style-name="T7">. Procs and blocks go hand in hand. A proc is an object that contains a block. We need procs because they allow us to save blocks to variables so we can manipulate them in our code.</text:span></text:p>
      <text:h text:style-name="P6" text:outline-level="3">Creating a Proc</text:h>
      <text:p text:style-name="Text_20_body"><text:span text:style-name="T7">We cannot pass a block into a method, but we can turn the block into a proc and pass that proc into a method to be executed. Think of a proc as a wrapper around a block! Let's take a look at how we can create a proc manually. We'll need to use </text:span><text:span text:style-name="Source_20_Text"><text:span text:style-name="T7">Proc.new</text:span></text:span><text:span text:style-name="T7"> and give it the block to wrap up:</text:span></text:p>
      <text:p text:style-name="Preformatted_20_Text"><text:span text:style-name="Source_20_Text"><text:span text:style-name="T7">doubler = Proc.new { |num| num * 2 }</text:span></text:span></text:p>
      <text:p text:style-name="P1"><text:span text:style-name="Source_20_Text"><text:span text:style-name="T7">p doubler # #&lt;Proc:0x00007f9a8b36b0c8&gt;</text:span></text:span></text:p>
      <text:p text:style-name="Text_20_body"><text:span text:style-name="T7">Printing the proc gives a somewhat cryptic output,</text:span><text:span text:style-name="Source_20_Text"><text:span text:style-name="T7">"&lt;Proc:0x00007f9a8b36b0c8&gt;"</text:span></text:span><text:span text:style-name="T7">. This is the visual representation of the proc object, but it's not too important. Since a proc is a normal ruby object, we are free to save the proc to a variable, </text:span><text:span text:style-name="Source_20_Text"><text:span text:style-name="T7">doubler</text:span></text:span><text:span text:style-name="T7">. This is an important fact about procs. In comparison, we </text:span><text:span text:style-name="Emphasis"><text:span text:style-name="T7">cannot</text:span></text:span><text:span text:style-name="T7"> save a plain block to a variable:</text:span></text:p>
      <text:p text:style-name="Preformatted_20_Text"><text:span text:style-name="Source_20_Text"><text:span text:style-name="T7"># incorrect</text:span></text:span></text:p>
      <text:p text:style-name="P1"><text:span text:style-name="Source_20_Text"><text:span text:style-name="T7">doubler = { |num| num * 2 } # SyntaxError: unexpected '}'</text:span></text:span></text:p>
      <text:h text:style-name="P6" text:outline-level="3">Calling a Proc</text:h>
      <text:p text:style-name="Text_20_body"><text:span text:style-name="T7">Now that we have a proc, let's execute the code it contains. To do this, we need to use the </text:span><text:span text:style-name="Source_20_Text"><text:span text:style-name="T7">Proc#call</text:span></text:span><text:span text:style-name="T7"> method:</text:span></text:p>
      <text:p text:style-name="Preformatted_20_Text"><text:span text:style-name="Source_20_Text"><text:span text:style-name="T7">doubler = Proc.new { |num| num * 2 }</text:span></text:span></text:p>
      <text:p text:style-name="Preformatted_20_Text"><text:span text:style-name="Source_20_Text"><text:span text:style-name="T7">p doubler.call(5) # =&gt; 10</text:span></text:span></text:p>
      <text:p text:style-name="P1"><text:span text:style-name="Source_20_Text"><text:span text:style-name="T7">p doubler.call(7) # =&gt; 14</text:span></text:span></text:p>
      <text:p text:style-name="Text_20_body"><text:span text:style-name="T7">When calling the proc, we can pass in any arguments the block expects. We can also call the proc as many times as we please! The </text:span><text:span text:style-name="Source_20_Text"><text:span text:style-name="T7">Proc#call</text:span></text:span><text:span text:style-name="T7"> method will evaluate to the last line of code executed within the block. Let's take a look at this with a multiline block:</text:span></text:p>
      <text:p text:style-name="Preformatted_20_Text"><text:span text:style-name="Source_20_Text"><text:span text:style-name="T7">is_even = Proc.new do |num|</text:span></text:span></text:p>
      <text:p text:style-name="Preformatted_20_Text"><text:span text:style-name="Source_20_Text"><text:span text:style-name="T7"><text:s text:c="2"/>if num % 2 == 0</text:span></text:span></text:p>
      <text:p text:style-name="Preformatted_20_Text"><text:span text:style-name="Source_20_Text"><text:span text:style-name="T7"><text:s text:c="4"/>true</text:span></text:span></text:p>
      <text:p text:style-name="Preformatted_20_Text"><text:span text:style-name="Source_20_Text"><text:span text:style-name="T7"><text:s text:c="2"/>else</text:span></text:span></text:p>
      <text:p text:style-name="Preformatted_20_Text"><text:span text:style-name="Source_20_Text"><text:span text:style-name="T7"><text:s text:c="4"/>false</text:span></text:span></text:p>
      <text:p text:style-name="Preformatted_20_Text"><text:span text:style-name="Source_20_Text"><text:span text:style-name="T7"><text:s text:c="2"/>end</text:span></text:span></text:p>
      <text:p text:style-name="Preformatted_20_Text"><text:span text:style-name="Source_20_Text"><text:span text:style-name="T7">end</text:span></text:span></text:p>
      <text:p text:style-name="P5"/>
      <text:p text:style-name="P1"><text:span text:style-name="Source_20_Text"><text:span text:style-name="T7">p is_even.call(12) # =&gt; true</text:span></text:span></text:p>
      <text:p text:style-name="Text_20_body"><text:span text:style-name="T7">When we do </text:span><text:span text:style-name="Source_20_Text"><text:span text:style-name="T7">is_even.call(12)</text:span></text:span><text:span text:style-name="T7">, the result is </text:span><text:span text:style-name="Source_20_Text"><text:span text:style-name="T7">true</text:span></text:span><text:span text:style-name="T7"> because the last executed expression in the block is </text:span><text:span text:style-name="Source_20_Text"><text:span text:style-name="T7">true</text:span></text:span><text:span text:style-name="T7">.</text:span></text:p>
      <text:h text:style-name="P6" text:outline-level="3"><text:soft-page-break/>Passing a Proc to a Method</text:h>
      <text:p text:style-name="P4">Since a proc has an advantage of being an object, we can pass this proc object into a method. Let's say we had this method:</text:p>
      <text:p text:style-name="Preformatted_20_Text"><text:span text:style-name="Source_20_Text"><text:span text:style-name="T7">def add_and_proc(num_1, num_2, prc)</text:span></text:span></text:p>
      <text:p text:style-name="Preformatted_20_Text"><text:span text:style-name="Source_20_Text"><text:span text:style-name="T7"><text:s text:c="2"/>sum = num_1 + num_2</text:span></text:span></text:p>
      <text:p text:style-name="Preformatted_20_Text"><text:span text:style-name="Source_20_Text"><text:span text:style-name="T7"><text:s text:c="2"/>p prc.call(sum)</text:span></text:span></text:p>
      <text:p text:style-name="P1"><text:span text:style-name="Source_20_Text"><text:span text:style-name="T7">end</text:span></text:span></text:p>
      <text:p text:style-name="Text_20_body"><text:span text:style-name="T7">The </text:span><text:span text:style-name="Source_20_Text"><text:span text:style-name="T7">add_and_proc</text:span></text:span><text:span text:style-name="T7"> method will take in two numbers and a proc. It will call the proc, giving it the sum of the two numbers, and finally print the result of the proc. Let's see it in action. To use this method, we'll also need a proc to pass in:</text:span></text:p>
      <text:p text:style-name="Preformatted_20_Text"><text:span text:style-name="Source_20_Text"><text:span text:style-name="T7">def add_and_proc(num_1, num_2, prc)</text:span></text:span></text:p>
      <text:p text:style-name="Preformatted_20_Text"><text:span text:style-name="Source_20_Text"><text:span text:style-name="T7"><text:s text:c="2"/>sum = num_1 + num_2</text:span></text:span></text:p>
      <text:p text:style-name="Preformatted_20_Text"><text:span text:style-name="Source_20_Text"><text:span text:style-name="T7"><text:s text:c="2"/>p prc.call(sum)</text:span></text:span></text:p>
      <text:p text:style-name="Preformatted_20_Text"><text:span text:style-name="Source_20_Text"><text:span text:style-name="T7">end</text:span></text:span></text:p>
      <text:p text:style-name="P5"/>
      <text:p text:style-name="Preformatted_20_Text"><text:span text:style-name="Source_20_Text"><text:span text:style-name="T7">doubler = Proc.new { |num| num * 2 }</text:span></text:span></text:p>
      <text:p text:style-name="Preformatted_20_Text"><text:span text:style-name="Source_20_Text"><text:span text:style-name="T7">add_and_proc(1, 4, doubler) <text:s text:c="2"/># =&gt; 10</text:span></text:span></text:p>
      <text:p text:style-name="P5"/>
      <text:p text:style-name="Preformatted_20_Text"><text:span text:style-name="Source_20_Text"><text:span text:style-name="T7">square = Proc.new { |num| num * num }</text:span></text:span></text:p>
      <text:p text:style-name="Preformatted_20_Text"><text:span text:style-name="Source_20_Text"><text:span text:style-name="T7">add_and_proc(3, 6, square) <text:s text:c="3"/># =&gt; 81</text:span></text:span></text:p>
      <text:p text:style-name="P5"/>
      <text:p text:style-name="Preformatted_20_Text"><text:span text:style-name="Source_20_Text"><text:span text:style-name="T7">negate = Proc.new { |num| -1 * num }</text:span></text:span></text:p>
      <text:p text:style-name="P1"><text:span text:style-name="Source_20_Text"><text:span text:style-name="T7">add_and_proc(3, 6, negate) <text:s text:c="3"/># =&gt; -9</text:span></text:span></text:p>
      <text:p text:style-name="Text_20_body"><text:span text:style-name="T7">Notice that we can pass different blocks/procs into the method to really vary its behavior. Now our </text:span><text:span text:style-name="Source_20_Text"><text:span text:style-name="T7">add_and_proc</text:span></text:span><text:span text:style-name="T7"> method is pretty versatile. The only knock against this code is that we have to repeatedly wrap each block in a proc using </text:span><text:span text:style-name="Source_20_Text"><text:span text:style-name="T7">Proc.new</text:span></text:span><text:span text:style-name="T7">. Fret not! Ruby affords us a way to automatically convert a block into a proc when passed into method. Let's compare the two ways, side by side:</text:span></text:p>
      <text:p text:style-name="Preformatted_20_Text"><text:span text:style-name="Source_20_Text"><text:span text:style-name="T7"># Version 1: manual, proc accepting method</text:span></text:span></text:p>
      <text:p text:style-name="Preformatted_20_Text"><text:span text:style-name="Source_20_Text"><text:span text:style-name="T7">def add_and_proc(num_1, num_2, prc)</text:span></text:span></text:p>
      <text:p text:style-name="Preformatted_20_Text"><text:span text:style-name="Source_20_Text"><text:span text:style-name="T7"><text:s text:c="2"/>sum = num_1 + num_2</text:span></text:span></text:p>
      <text:p text:style-name="Preformatted_20_Text"><text:span text:style-name="Source_20_Text"><text:span text:style-name="T7"><text:s text:c="2"/>p prc.call(sum)</text:span></text:span></text:p>
      <text:p text:style-name="Preformatted_20_Text"><text:span text:style-name="Source_20_Text"><text:span text:style-name="T7">end</text:span></text:span></text:p>
      <text:p text:style-name="P5"/>
      <text:p text:style-name="Preformatted_20_Text"><text:span text:style-name="Source_20_Text"><text:span text:style-name="T7">doubler = Proc.new { |num| num * 2 }</text:span></text:span></text:p>
      <text:p text:style-name="Preformatted_20_Text"><text:span text:style-name="Source_20_Text"><text:span text:style-name="T7">add_and_proc(1, 4, doubler) <text:s text:c="2"/># =&gt; 10</text:span></text:span></text:p>
      <text:p text:style-name="P5"/>
      <text:p text:style-name="P5"/>
      <text:p text:style-name="Preformatted_20_Text"><text:span text:style-name="Source_20_Text"><text:span text:style-name="T7"># Version 2: automatic conversion from block to proc</text:span></text:span></text:p>
      <text:p text:style-name="Preformatted_20_Text"><text:span text:style-name="Source_20_Text"><text:span text:style-name="T7">def add_and_proc(num_1, num_2, &amp;prc)</text:span></text:span></text:p>
      <text:p text:style-name="Preformatted_20_Text"><text:span text:style-name="Source_20_Text"><text:span text:style-name="T7"><text:s text:c="2"/>sum = num_1 + num_2</text:span></text:span></text:p>
      <text:p text:style-name="Preformatted_20_Text"><text:span text:style-name="Source_20_Text"><text:span text:style-name="T7"><text:s text:c="2"/>p prc.call(sum)</text:span></text:span></text:p>
      <text:p text:style-name="Preformatted_20_Text"><text:span text:style-name="Source_20_Text"><text:span text:style-name="T7">end</text:span></text:span></text:p>
      <text:p text:style-name="P5"/>
      <text:p text:style-name="P1"><text:span text:style-name="Source_20_Text"><text:span text:style-name="T7">add_and_proc(1, 4) { |num| num * 2 } <text:s/># =&gt; 10</text:span></text:span></text:p>
      <text:p text:style-name="Text_20_body"><text:span text:style-name="T7">Take a moment to compare the two methods and how we call them. In version 2, it seems that we only pass two number arguments to the method, but the definition lists 3 arguments. This is because the third </text:span><text:soft-page-break/><text:span text:style-name="T7">argument, </text:span><text:span text:style-name="Source_20_Text"><text:span text:style-name="T7">prc</text:span></text:span><text:span text:style-name="T7">, will refer to the block we pass! By using the </text:span><text:span text:style-name="Source_20_Text"><text:span text:style-name="T7">&amp;</text:span></text:span><text:span text:style-name="T7"> operator on the third parameter, ruby knows to automatically convert the block into proc for us.</text:span></text:p>
      <text:p text:style-name="Text_20_body"><text:span text:style-name="T7">Because of the </text:span><text:span text:style-name="Source_20_Text"><text:span text:style-name="T7">&amp;prc</text:span></text:span><text:span text:style-name="T7"> parameter we must always pass a block into </text:span><text:span text:style-name="Source_20_Text"><text:span text:style-name="T7">add_and_proc</text:span></text:span><text:span text:style-name="T7">, we can no longer pass in a proc because a conversion from block to proc must take place.</text:span></text:p>
      <text:p text:style-name="Preformatted_20_Text"><text:span text:style-name="Source_20_Text"><text:span text:style-name="T7">def add_and_proc(num_1, num_2, &amp;prc)</text:span></text:span></text:p>
      <text:p text:style-name="Preformatted_20_Text"><text:span text:style-name="Source_20_Text"><text:span text:style-name="T7"><text:s text:c="2"/>sum = num_1 + num_2</text:span></text:span></text:p>
      <text:p text:style-name="Preformatted_20_Text"><text:span text:style-name="Source_20_Text"><text:span text:style-name="T7"><text:s text:c="2"/>p prc.call(sum)</text:span></text:span></text:p>
      <text:p text:style-name="Preformatted_20_Text"><text:span text:style-name="Source_20_Text"><text:span text:style-name="T7">end</text:span></text:span></text:p>
      <text:p text:style-name="P5"/>
      <text:p text:style-name="Preformatted_20_Text"><text:span text:style-name="Source_20_Text"><text:span text:style-name="T7">doubler = Proc.new { |num| num * 2 }</text:span></text:span></text:p>
      <text:p text:style-name="P1"><text:span text:style-name="Source_20_Text"><text:span text:style-name="T7">add_and_proc(1, 4, doubler) <text:s text:c="2"/># ArgumentError: wrong number of arguments (given 3, expected 2)</text:span></text:span></text:p>
      <text:p text:style-name="P4">Here are two general tips that you can use to reason out whether a method expects a proc or a block.</text:p>
      <text:p text:style-name="Preformatted_20_Text"><text:span text:style-name="Source_20_Text"><text:span text:style-name="T7">def my_method(prc)</text:span></text:span></text:p>
      <text:p text:style-name="Preformatted_20_Text"><text:span text:style-name="Source_20_Text"><text:span text:style-name="T7"><text:s text:c="2"/># ...</text:span></text:span></text:p>
      <text:p text:style-name="Preformatted_20_Text"><text:span text:style-name="Source_20_Text"><text:span text:style-name="T7">end</text:span></text:span></text:p>
      <text:p text:style-name="P5"/>
      <text:p text:style-name="Preformatted_20_Text"><text:span text:style-name="Source_20_Text"><text:span text:style-name="T7"># By looking at the parameter `prc` we know that my_method must be passed a proc:</text:span></text:span></text:p>
      <text:p text:style-name="Preformatted_20_Text"><text:span text:style-name="Source_20_Text"><text:span text:style-name="T7">my_proc = Proc.new { "I'm a block" }</text:span></text:span></text:p>
      <text:p text:style-name="P1"><text:span text:style-name="Source_20_Text"><text:span text:style-name="T7">my_method(my_proc)</text:span></text:span></text:p>
      <text:p text:style-name="Preformatted_20_Text"><text:span text:style-name="Source_20_Text"><text:span text:style-name="T7">def my_method(&amp;prc)</text:span></text:span></text:p>
      <text:p text:style-name="Preformatted_20_Text"><text:span text:style-name="Source_20_Text"><text:span text:style-name="T7"><text:s text:c="2"/># ...</text:span></text:span></text:p>
      <text:p text:style-name="Preformatted_20_Text"><text:span text:style-name="Source_20_Text"><text:span text:style-name="T7">end</text:span></text:span></text:p>
      <text:p text:style-name="P5"/>
      <text:p text:style-name="Preformatted_20_Text"><text:span text:style-name="Source_20_Text"><text:span text:style-name="T7"># By looking at the parameter `&amp;prc` we know that my_method must be passed a block,</text:span></text:span></text:p>
      <text:p text:style-name="Preformatted_20_Text"><text:span text:style-name="Source_20_Text"><text:span text:style-name="T7"># because &amp; denotes conversion from block to proc here:</text:span></text:span></text:p>
      <text:p text:style-name="P1"><text:span text:style-name="Source_20_Text"><text:span text:style-name="T7">my_method { "I'm a block" }</text:span></text:span></text:p>
      <text:h text:style-name="P6" text:outline-level="3">Using &amp;</text:h>
      <text:p text:style-name="Text_20_body"><text:span text:style-name="T7">We already saw how </text:span><text:span text:style-name="Source_20_Text"><text:span text:style-name="T7">&amp;</text:span></text:span><text:span text:style-name="T7"> can be used to convert a </text:span><text:span text:style-name="Emphasis"><text:span text:style-name="T7">block into a proc</text:span></text:span><text:span text:style-name="T7">. But it can also be used for the opposite, that is, convert a </text:span><text:span text:style-name="Emphasis"><text:span text:style-name="T7">proc into a block</text:span></text:span><text:span text:style-name="T7">. We know, we know, that's sounds hopelessly confusing. Let's show it off using our last example. We already established that this code can only accept blocks now, in this context </text:span><text:span text:style-name="Source_20_Text"><text:span text:style-name="T7">&amp;prc</text:span></text:span><text:span text:style-name="T7"> is converting a block to a proc. If we try to pass our method the </text:span><text:span text:style-name="Source_20_Text"><text:span text:style-name="T7">doubler</text:span></text:span><text:span text:style-name="T7"> proc, we will get an error. This is because </text:span><text:span text:style-name="Source_20_Text"><text:span text:style-name="T7">doubler</text:span></text:span><text:span text:style-name="T7"> is a proc, not a block!</text:span></text:p>
      <text:p text:style-name="Preformatted_20_Text"><text:span text:style-name="Source_20_Text"><text:span text:style-name="T7">def add_and_proc(num_1, num_2, &amp;prc)</text:span></text:span></text:p>
      <text:p text:style-name="Preformatted_20_Text"><text:span text:style-name="Source_20_Text"><text:span text:style-name="T7"><text:s text:c="2"/>sum = num_1 + num_2</text:span></text:span></text:p>
      <text:p text:style-name="Preformatted_20_Text"><text:span text:style-name="Source_20_Text"><text:span text:style-name="T7"><text:s text:c="2"/>p prc.call(sum)</text:span></text:span></text:p>
      <text:p text:style-name="Preformatted_20_Text"><text:span text:style-name="Source_20_Text"><text:span text:style-name="T7">end</text:span></text:span></text:p>
      <text:p text:style-name="P5"/>
      <text:p text:style-name="Preformatted_20_Text"><text:span text:style-name="Source_20_Text"><text:span text:style-name="T7">doubler = Proc.new { |num| num * 2 }</text:span></text:span></text:p>
      <text:p text:style-name="P1"><text:span text:style-name="Source_20_Text"><text:span text:style-name="T7">add_and_proc(1, 4, doubler) <text:s text:c="2"/># Error</text:span></text:span></text:p>
      <text:p text:style-name="Text_20_body"><text:span text:style-name="T7">However, we can use </text:span><text:span text:style-name="Source_20_Text"><text:span text:style-name="T7">&amp;</text:span></text:span><text:span text:style-name="T7"> again to convert a proc to a block. In other words, if </text:span><text:span text:style-name="Source_20_Text"><text:span text:style-name="T7">doubler</text:span></text:span><text:span text:style-name="T7"> is a proc, then </text:span><text:span text:style-name="Source_20_Text"><text:span text:style-name="T7">&amp;doubler</text:span></text:span><text:span text:style-name="T7"> is a block:</text:span></text:p>
      <text:p text:style-name="Preformatted_20_Text"><text:span text:style-name="Source_20_Text"><text:span text:style-name="T7">def add_and_proc(num_1, num_2, &amp;prc)</text:span></text:span></text:p>
      <text:p text:style-name="Preformatted_20_Text"><text:soft-page-break/><text:span text:style-name="Source_20_Text"><text:span text:style-name="T7"><text:s text:c="2"/>sum = num_1 + num_2</text:span></text:span></text:p>
      <text:p text:style-name="Preformatted_20_Text"><text:span text:style-name="Source_20_Text"><text:span text:style-name="T7"><text:s text:c="2"/>p prc.call(sum)</text:span></text:span></text:p>
      <text:p text:style-name="Preformatted_20_Text"><text:span text:style-name="Source_20_Text"><text:span text:style-name="T7">end</text:span></text:span></text:p>
      <text:p text:style-name="P5"/>
      <text:p text:style-name="Preformatted_20_Text"><text:span text:style-name="Source_20_Text"><text:span text:style-name="T7">doubler = Proc.new { |num| num * 2 }</text:span></text:span></text:p>
      <text:p text:style-name="P1"><text:span text:style-name="Source_20_Text"><text:span text:style-name="T7">add_and_proc(1, 4, &amp;doubler) <text:s text:c="2"/># =&gt; 10</text:span></text:span></text:p>
      <text:p text:style-name="Text_20_body"><text:span text:style-name="T7">Since </text:span><text:span text:style-name="Source_20_Text"><text:span text:style-name="T7">&amp;</text:span></text:span><text:span text:style-name="T7"> either turns a </text:span><text:span text:style-name="Emphasis"><text:span text:style-name="T7">block into a proc</text:span></text:span><text:span text:style-name="T7"> or </text:span><text:span text:style-name="Emphasis"><text:span text:style-name="T7">proc into a block</text:span></text:span><text:span text:style-name="T7">, here's a rule you can use to identify what is happening. It all depends on context: when we see </text:span><text:span text:style-name="Source_20_Text"><text:span text:style-name="T7">&amp;</text:span></text:span><text:span text:style-name="T7"> in the parameters for a method definition we know it will convert a block to a proc and when we see </text:span><text:span text:style-name="Source_20_Text"><text:span text:style-name="T7">&amp;</text:span></text:span><text:span text:style-name="T7"> in the arguments for a method call we know it will convert a proc to a block. Another give away is that </text:span><text:span text:style-name="Source_20_Text"><text:span text:style-name="T7">doubler</text:span></text:span><text:span text:style-name="T7"> is most certainly already a proc since we used </text:span><text:span text:style-name="Source_20_Text"><text:span text:style-name="T7">Proc.new</text:span></text:span><text:span text:style-name="T7">, so </text:span><text:span text:style-name="Source_20_Text"><text:span text:style-name="T7">&amp;doubler</text:span></text:span><text:span text:style-name="T7"> converts that proc into a block.</text:span></text:p>
      <text:h text:style-name="P6" text:outline-level="3">Another Example</text:h>
      <text:p text:style-name="Text_20_body"><text:span text:style-name="T7">The dual function of </text:span><text:span text:style-name="Source_20_Text"><text:span text:style-name="T7">&amp;</text:span></text:span><text:span text:style-name="T7"> is the biggest point of confusion for blocks and procs so let's step through another example in familiar territory. We know that </text:span><text:span text:style-name="Source_20_Text"><text:span text:style-name="T7">map</text:span></text:span><text:span text:style-name="T7"> is a built-in method that </text:span><text:span text:style-name="Emphasis"><text:span text:style-name="T7">must be given a block</text:span></text:span><text:span text:style-name="T7">:</text:span></text:p>
      <text:p text:style-name="P1"><text:span text:style-name="Source_20_Text"><text:span text:style-name="T7">[1,2,3].map { |num| num * 2 } # =&gt; [2, 4, 6]</text:span></text:span></text:p>
      <text:p text:style-name="Text_20_body"><text:span text:style-name="T7">However, if we have a proc and want to use it with map, we can use </text:span><text:span text:style-name="Source_20_Text"><text:span text:style-name="T7">&amp;</text:span></text:span><text:span text:style-name="T7"> to convert it to a block:</text:span></text:p>
      <text:p text:style-name="Preformatted_20_Text"><text:span text:style-name="Source_20_Text"><text:span text:style-name="T7">doubler = Proc.new { |num| num * 2 }</text:span></text:span></text:p>
      <text:p text:style-name="P1"><text:span text:style-name="Source_20_Text"><text:span text:style-name="T7">[1,2,3].map(&amp;doubler) # =&gt; [2, 4, 6]</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2:28:58.875427311</meta:creation-date>
    <dc:date>2019-07-14T01:50:59.823543397</dc:date>
    <meta:editing-duration>PT35S</meta:editing-duration>
    <meta:editing-cycles>2</meta:editing-cycles>
    <meta:generator>LibreOffice/5.1.6.2$Linux_X86_64 LibreOffice_project/10m0$Build-2</meta:generator>
    <meta:document-statistic meta:table-count="0" meta:image-count="0" meta:object-count="0" meta:page-count="4" meta:paragraph-count="98" meta:word-count="1218" meta:character-count="6341" meta:non-whitespace-character-count="5158"/>
  </office:meta>
</office:document-meta>
</file>